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.toClasspathEntryArray( final String theClasspathEntries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ebapp.loadDefaul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app.loadPersisten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pp.getAbsolute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app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.toString( final IClasspathEntry [ ] theClasspathEnt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app.ge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.loadValu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app.ge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.setClasspath( final IClasspathEntry [ ] the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.pers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pp.setOutput( final String the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.Webapp( final IJavaProject theJava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.setDir( final String th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